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loext:graphic-properties draw:fill="solid" draw:fill-color="#ffffff"/>
      <style:paragraph-properties fo:line-height="139%" fo:background-color="#ffffff"/>
      <style:text-properties fo:color="#3e4349" style:font-name="Courier New" fo:font-size="11.5pt" fo:background-color="#eeeeee" style:font-name-asian="Courier New2" style:font-size-asian="11.5pt" style:font-name-complex="Courier New2" style:font-size-complex="11.5pt"/>
    </style:style>
    <style:style style:name="P5" style:family="paragraph" style:parent-style-name="Standard">
      <style:text-properties fo:color="#3e4349" style:font-name="Courier New" fo:font-size="10pt" fo:background-color="#eeeeee" style:font-name-asian="Courier New2" style:font-size-asian="10pt" style:font-name-complex="Courier New2" style:font-size-complex="10pt"/>
    </style:style>
    <style:style style:name="P6" style:family="paragraph" style:parent-style-name="Standard">
      <loext:graphic-properties draw:fill="solid" draw:fill-color="#ffffff"/>
      <style:paragraph-properties fo:line-height="139%" fo:background-color="#ffffff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padding="0cm" fo:border="none" fo:keep-with-next="auto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padding="0cm" fo:border="none" fo:keep-with-next="auto"/>
      <style:text-properties fo:color="#3e4349" style:font-name="Courier New" fo:font-size="11.5pt" fo:background-color="#eeeeee" style:font-name-asian="Courier New2" style:font-size-asian="11.5pt" style:font-name-complex="Courier New2" style:font-size-complex="11.5pt"/>
    </style:style>
    <style:style style:name="P9" style:family="paragraph" style:parent-style-name="Standard">
      <style:paragraph-properties fo:margin-top="0.388cm" fo:margin-bottom="0.388cm" loext:contextual-spacing="false" fo:line-height="130%"/>
      <style:text-properties fo:color="#3e4349" style:font-name="Courier New" fo:font-size="11.5pt" fo:background-color="#eeeeee" style:font-name-asian="Courier New2" style:font-size-asian="11.5pt" style:font-name-complex="Courier New2" style:font-size-complex="11.5pt"/>
    </style:style>
    <style:style style:name="P10" style:family="paragraph" style:parent-style-name="Standard">
      <loext:graphic-properties draw:fill="solid" draw:fill-color="#ffffff"/>
      <style:paragraph-properties fo:margin-top="0.388cm" fo:margin-bottom="0.388cm" loext:contextual-spacing="false" fo:line-height="130%" fo:background-color="#ffffff"/>
      <style:text-properties fo:color="#3e4349" style:font-name="Courier New" fo:font-size="11.5pt" fo:background-color="#eeeeee" style:font-name-asian="Courier New2" style:font-size-asian="11.5pt" style:font-name-complex="Courier New2" style:font-size-complex="11.5pt"/>
    </style:style>
    <style:style style:name="P11" style:family="paragraph" style:parent-style-name="Standard">
      <style:paragraph-properties fo:margin-top="0.388cm" fo:margin-bottom="0.388cm" loext:contextual-spacing="false" fo:line-height="130%"/>
    </style:style>
    <style:style style:name="P12" style:family="paragraph" style:parent-style-name="Standard">
      <loext:graphic-properties draw:fill="solid" draw:fill-color="#ffffff"/>
      <style:paragraph-properties fo:margin-top="0.388cm" fo:margin-bottom="0.388cm" loext:contextual-spacing="false" fo:line-height="130%" fo:background-color="#ffffff"/>
    </style:style>
    <style:style style:name="P13" style:family="paragraph" style:parent-style-name="Standard">
      <loext:graphic-properties draw:fill="solid" draw:fill-color="#ffffff"/>
      <style:paragraph-properties fo:margin-top="0cm" fo:margin-bottom="0.282cm" loext:contextual-spacing="false" fo:line-height="100%" fo:keep-together="auto" fo:background-color="#ffffff" fo:padding="0cm" fo:border="none" fo:keep-with-next="auto"/>
    </style:style>
    <style:style style:name="P14" style:family="paragraph" style:parent-style-name="Standard">
      <loext:graphic-properties draw:fill="solid" draw:fill-color="#ffffff"/>
      <style:paragraph-properties fo:margin-top="0cm" fo:margin-bottom="0.282cm" loext:contextual-spacing="false" fo:line-height="100%" fo:keep-together="auto" fo:background-color="#ffffff" fo:padding="0cm" fo:border="none" fo:keep-with-next="auto"/>
      <style:text-properties fo:color="#3e4349" style:font-name="Georgia" fo:font-size="13pt" fo:background-color="#eeeeee" style:font-name-asian="Georgia1" style:font-size-asian="13pt" style:font-name-complex="Georgia1" style:font-size-complex="13pt"/>
    </style:style>
    <style:style style:name="P15" style:family="paragraph" style:parent-style-name="Heading_20_1">
      <loext:graphic-properties draw:fill="solid" draw:fill-color="#ffffff"/>
      <style:paragraph-properties fo:margin-top="0cm" fo:margin-bottom="0.282cm" loext:contextual-spacing="false" fo:line-height="100%" fo:keep-together="auto" fo:background-color="#ffffff" fo:padding="0cm" fo:border="none" fo:keep-with-next="auto"/>
    </style:style>
    <style:style style:name="P16" style:family="paragraph" style:parent-style-name="Standard" style:master-page-name="Standard">
      <style:paragraph-properties fo:text-align="center" style:justify-single-word="false" style:page-number="1"/>
      <style:text-properties fo:font-size="12pt" fo:font-weight="bold" style:font-size-asian="12pt" style:font-weight-asian="bold" style:font-size-complex="12pt"/>
    </style:style>
    <style:style style:name="P17" style:family="paragraph" style:parent-style-name="Standard">
      <style:text-properties fo:font-weight="bold" style:font-weight-asian="bold"/>
    </style:style>
    <style:style style:name="P18" style:family="paragraph" style:parent-style-name="Standard">
      <style:text-properties fo:color="#222222"/>
    </style:style>
    <style:style style:name="P19" style:family="paragraph" style:parent-style-name="Standard">
      <style:text-properties fo:font-size="12pt" style:font-size-asian="12pt" style:font-size-complex="12pt"/>
    </style:style>
    <style:style style:name="P20" style:family="paragraph" style:parent-style-name="Standard">
      <style:text-properties fo:color="#3e4349" style:font-name="Courier New" fo:font-size="11.5pt" fo:background-color="#eeeeee" style:font-name-asian="Courier New2" style:font-size-asian="11.5pt" style:font-name-complex="Courier New2" style:font-size-complex="11.5pt"/>
    </style:style>
    <style:style style:name="P21" style:family="paragraph" style:parent-style-name="Standard">
      <loext:graphic-properties draw:fill="solid" draw:fill-color="#ffffff"/>
      <style:paragraph-properties fo:line-height="139%" fo:background-color="#ffffff"/>
      <style:text-properties fo:color="#3e4349" style:font-name="Courier New" fo:font-size="11.5pt" fo:background-color="#eeeeee" style:font-name-asian="Courier New2" style:font-size-asian="11.5pt" style:font-name-complex="Courier New2" style:font-size-complex="11.5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orphans="2" fo:widows="2" fo:text-indent="0cm" style:auto-text-indent="false" fo:padding="0cm" fo:border="none" fo:keep-with-next="auto"/>
      <style:text-properties fo:font-size="12pt" fo:font-weight="bold" style:font-size-asian="12pt" style:font-weight-asian="bold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padding="0cm" fo:border="none" fo:keep-with-next="auto"/>
      <style:text-properties fo:color="#3e4349" style:font-name="Courier New" fo:font-size="11.5pt" fo:background-color="#eeeeee" style:font-name-asian="Courier New2" style:font-size-asian="11.5pt" style:font-name-complex="Courier New2" style:font-size-complex="11.5pt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color="#1155cc" style:font-name="Courier New" fo:font-size="11.5pt" style:text-underline-style="solid" style:text-underline-width="auto" style:text-underline-color="font-color" fo:background-color="#eeeeee" loext:char-shading-value="0" style:font-name-asian="Courier New2" style:font-size-asian="11.5pt" style:font-name-complex="Courier New2" style:font-size-complex="11.5pt"/>
    </style:style>
    <style:style style:name="T4" style:family="text">
      <style:text-properties fo:color="#007020" style:font-name="Courier New" fo:font-size="11.5pt" fo:font-weight="bold" fo:background-color="#eeeeee" loext:char-shading-value="0" style:font-name-asian="Courier New2" style:font-size-asian="11.5pt" style:font-weight-asian="bold" style:font-name-complex="Courier New2" style:font-size-complex="11.5pt"/>
    </style:style>
    <style:style style:name="T5" style:family="text">
      <style:text-properties fo:color="#007020" style:font-name="Courier New" fo:font-size="10pt" fo:font-weight="bold" fo:background-color="#eeeeee" loext:char-shading-value="0" style:font-name-asian="Courier New2" style:font-size-asian="10pt" style:font-weight-asian="bold" style:font-name-complex="Courier New2" style:font-size-complex="10pt"/>
    </style:style>
    <style:style style:name="T6" style:family="text">
      <style:text-properties fo:color="#3e4349" style:font-name="Courier New" fo:font-size="11.5pt" fo:background-color="#eeeeee" loext:char-shading-value="0" style:font-name-asian="Courier New2" style:font-size-asian="11.5pt" style:font-name-complex="Courier New2" style:font-size-complex="11.5pt"/>
    </style:style>
    <style:style style:name="T7" style:family="text">
      <style:text-properties fo:color="#3e4349" style:font-name="Courier New" fo:font-size="10pt" fo:background-color="#eeeeee" loext:char-shading-value="0" style:font-name-asian="Courier New2" style:font-size-asian="10pt" style:font-name-complex="Courier New2" style:font-size-complex="10pt"/>
    </style:style>
    <style:style style:name="T8" style:family="text">
      <style:text-properties fo:color="#3e4349" style:font-name="Georgia" fo:font-size="13pt" style:font-name-asian="Georgia1" style:font-size-asian="13pt" style:font-name-complex="Georgia1" style:font-size-complex="13pt"/>
    </style:style>
    <style:style style:name="T9" style:family="text">
      <style:text-properties fo:color="#3e4349" style:font-name="Georgia" fo:font-size="13pt" fo:background-color="#eeeeee" loext:char-shading-value="0" style:font-name-asian="Georgia1" style:font-size-asian="13pt" style:font-name-complex="Georgia1" style:font-size-complex="13pt"/>
    </style:style>
    <style:style style:name="T10" style:family="text">
      <style:text-properties fo:color="#3e4349" style:font-name="Georgia" fo:font-size="13pt" fo:font-weight="bold" fo:background-color="#eeeeee" loext:char-shading-value="0" style:font-name-asian="Georgia1" style:font-size-asian="13pt" style:font-weight-asian="bold" style:font-name-complex="Georgia1" style:font-size-complex="13pt"/>
    </style:style>
    <style:style style:name="T11" style:family="text">
      <style:text-properties fo:color="#3e4349" style:font-name="Georgia" fo:font-size="11pt" fo:background-color="#eeeeee" loext:char-shading-value="0" style:font-name-asian="Georgia1" style:font-size-asian="11pt" style:font-name-complex="Georgia1" style:font-size-complex="11pt"/>
    </style:style>
    <style:style style:name="T12" style:family="text">
      <style:text-properties fo:color="#0e84b5" style:font-name="Courier New" fo:font-size="11.5pt" fo:font-weight="bold" fo:background-color="#eeeeee" loext:char-shading-value="0" style:font-name-asian="Courier New2" style:font-size-asian="11.5pt" style:font-weight-asian="bold" style:font-name-complex="Courier New2" style:font-size-complex="11.5pt"/>
    </style:style>
    <style:style style:name="T13" style:family="text">
      <style:text-properties fo:color="#0e84b5" style:font-name="Courier New" fo:font-size="10pt" fo:font-weight="bold" fo:background-color="#eeeeee" loext:char-shading-value="0" style:font-name-asian="Courier New2" style:font-size-asian="10pt" style:font-weight-asian="bold" style:font-name-complex="Courier New2" style:font-size-complex="10pt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color="#666666" style:font-name="Courier New" fo:font-size="10pt" fo:background-color="#eeeeee" loext:char-shading-value="0" style:font-name-asian="Courier New2" style:font-size-asian="10pt" style:font-name-complex="Courier New2" style:font-size-complex="10pt"/>
    </style:style>
    <style:style style:name="T16" style:family="text">
      <style:text-properties fo:color="#4070a0" style:font-name="Courier New" fo:font-size="10pt" fo:background-color="#eeeeee" loext:char-shading-value="0" style:font-name-asian="Courier New2" style:font-size-asian="10pt" style:font-name-complex="Courier New2" style:font-size-complex="10pt"/>
    </style:style>
    <style:style style:name="T17" style:family="text">
      <style:text-properties style:font-name="Courier New" fo:font-size="10pt" style:font-name-asian="Courier New2" style:font-size-asian="10pt" style:font-name-complex="Courier New2" style:font-size-complex="10pt"/>
    </style:style>
    <style:style style:name="T18" style:family="text">
      <style:text-properties fo:font-variant="normal" fo:text-transform="none" fo:color="#3e4349" style:text-line-through-style="none" style:text-line-through-type="none" style:font-name="Courier New" fo:font-size="10pt" fo:font-style="normal" style:text-underline-style="none" fo:font-weight="normal" style:text-blinking="false" fo:background-color="#eeeeee" loext:char-shading-value="0" style:font-name-asian="Courier New2" style:font-size-asian="10pt" style:font-name-complex="Courier New2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elenium</text:p>
      <text:p text:style-name="Standard"/>
      <text:p text:style-name="P17">Install Selenium &amp; drivers</text:p>
      <text:p text:style-name="P18">Install selenium on ubuntu</text:p>
      <text:p text:style-name="Standard"><text:a xlink:type="simple" xlink:href="https://www.quora.com/How-do-I-install-Selenium-in-Python-on-a-Linux-environment" text:style-name="ListLabel_20_1" text:visited-style-name="ListLabel_20_1"><text:span text:style-name="T1">https://www.quora.com/How-do-I-install-Selenium-in-Python-on-a-Linux-environment</text:span></text:a></text:p>
      <text:p text:style-name="Standard"><text:a xlink:type="simple" xlink:href="https://www.quora.com/How-do-I-install-Selenium-in-Python-on-a-Linux-environment" text:style-name="ListLabel_20_1" text:visited-style-name="ListLabel_20_1"/></text:p>
      <text:p text:style-name="Standard">Install selenium on windows</text:p>
      <text:p text:style-name="Standard"><text:a xlink:type="simple" xlink:href="https://selenium-python.readthedocs.io/installation.html" text:style-name="ListLabel_20_1" text:visited-style-name="ListLabel_20_1"><text:span text:style-name="T1">https://selenium-python.readthedocs.io/installation.html</text:span></text:a></text:p>
      <text:p text:style-name="Standard"/>
      <text:p text:style-name="Standard">Install geckodriver</text:p>
      <text:p text:style-name="Standard"><text:a xlink:type="simple" xlink:href="https://github.com/mozilla/geckodriver/releases" text:style-name="ListLabel_20_1" text:visited-style-name="ListLabel_20_1"><text:span text:style-name="T1">https://github.com/mozilla/geckodriver/releases</text:span></text:a></text:p>
      <text:p text:style-name="Standard"/>
      <text:p text:style-name="Standard">Install chromedriver</text:p>
      <text:p text:style-name="Standard"><text:a xlink:type="simple" xlink:href="http://chromedriver.chromium.org/downloads" text:style-name="ListLabel_20_1" text:visited-style-name="ListLabel_20_1"><text:span text:style-name="T1">http://chromedriver.chromium.org/downloads</text:span></text:a></text:p>
      <text:p text:style-name="P2"/>
      <text:p text:style-name="P3">Selenium python referrence</text:p>
      <text:p text:style-name="Standard"><text:a xlink:type="simple" xlink:href="https://selenium-python.readthedocs.io/" text:style-name="ListLabel_20_2" text:visited-style-name="ListLabel_20_2"><text:span text:style-name="T2">https://selenium-python.readthedocs.io/</text:span></text:a></text:p>
      <text:p text:style-name="P3"/>
      <text:p text:style-name="P3"/>
      <text:p text:style-name="P3"/>
      <text:p text:style-name="P22">Selenium Python Syntax</text:p>
      <text:p text:style-name="P7"/>
      <text:p text:style-name="Standard">Import Libraries:</text:p>
      <text:p text:style-name="Standard"><text:span text:style-name="T4">from</text:span><text:span text:style-name="T6"> </text:span><text:span text:style-name="T12">selenium</text:span><text:span text:style-name="T6"> </text:span><text:span text:style-name="T4">import</text:span><text:span text:style-name="T6"> webdriver</text:span></text:p>
      <text:p text:style-name="Standard"><text:span text:style-name="T4">from</text:span><text:span text:style-name="T6"> </text:span><text:span text:style-name="T12">selenium.webdriver.common.keys</text:span><text:span text:style-name="T6"> </text:span><text:span text:style-name="T4">import</text:span><text:span text:style-name="T6"> Keys</text:span></text:p>
      <text:p text:style-name="P9"/>
      <text:p text:style-name="P6">Next, the instance of Firefox or Chrome WebDriver is created using command<text:span text:style-name="T8"><text:line-break/></text:span><text:span text:style-name="T6">driver = webdriver.Firefox(executable_path=r'/path to the driver executable file')</text:span></text:p>
      <text:p text:style-name="P4">driver = webdriver.Chrome(executable_path=r'/path to the driver executable file')</text:p>
      <text:p text:style-name="P12"><text:line-break/>Navigate to URL:<text:span text:style-name="T6"><text:line-break/>driver.get("</text:span><text:a xlink:type="simple" xlink:href="http://www.python.org/" text:style-name="ListLabel_20_3" text:visited-style-name="ListLabel_20_3"><text:span text:style-name="T3">http://www.python.org</text:span></text:a><text:span text:style-name="T6">")</text:span></text:p>
      <text:p text:style-name="P10"/>
      <text:p text:style-name="P12">Asserting page title:<text:span text:style-name="T6"><text:line-break/>assert "Python" in driver.title</text:span></text:p>
      <text:p text:style-name="P4"><text:soft-page-break/></text:p>
      <text:p text:style-name="Standard">Find element:<text:line-break/><text:span text:style-name="T6">elem = driver.find_element_by_name("q")</text:span></text:p>
      <text:p text:style-name="P3"><text:line-break/></text:p>
      <text:p text:style-name="Standard">Clear textfield &amp; send data into textfield:</text:p>
      <text:p text:style-name="P20">elem.clear()<text:line-break/>elem.send_keys("pycon")</text:p>
      <text:p text:style-name="Standard"/>
      <text:p text:style-name="Standard">Click on button:<text:line-break/><text:span text:style-name="T6">elem.click()</text:span></text:p>
      <text:p text:style-name="P7"/>
      <text:p text:style-name="P7">Close the browser:<text:line-break/><text:span text:style-name="T6">driver.close()</text:span></text:p>
      <text:p text:style-name="P8">driver.quit()</text:p>
      <text:p text:style-name="P8"/>
      <text:p text:style-name="P8"/>
      <text:p text:style-name="P15"><text:bookmark text:name="_kshbxnprjwsk"/><text:span text:style-name="T14">Locating Elements:</text:span><text:span text:style-name="T11"><text:line-break/></text:span><text:span text:style-name="T9">find_element_by_id<text:line-break/>find_element_by_name<text:line-break/>find_element_by_xpath<text:line-break/>find_element_by_link_text<text:line-break/>find_element_by_partial_link_text<text:line-break/>find_element_by_tag_name<text:line-break/>find_element_by_class_name<text:line-break/>Find_element_by_css_selector</text:span></text:p>
      <text:p text:style-name="P13">To find multiple elements (these methods will return a list):<text:span text:style-name="T10"><text:line-break/></text:span><text:span text:style-name="T9">Find_elements_by_name<text:line-break/>Find_elements_by_xpath<text:line-break/>Find_elements_by_link_text<text:line-break/>Find_elements_by_partial_link_text<text:line-break/>Find_elements_by_tag_name<text:line-break/>Find_elements_by_class_name<text:line-break/>Find_elements_by_css_selector</text:span></text:p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Sample Code:</text:p>
      <text:p text:style-name="P3"/>
      <text:p text:style-name="Standard"><text:span text:style-name="T5">from</text:span><text:span text:style-name="T7"> </text:span><text:span text:style-name="T13">selenium</text:span><text:span text:style-name="T7"> </text:span><text:span text:style-name="T5">import</text:span><text:span text:style-name="T7"> webdriver</text:span></text:p>
      <text:p text:style-name="Standard"><text:span text:style-name="T5">from</text:span><text:span text:style-name="T7"> </text:span><text:span text:style-name="T13">selenium.webdriver.common.keys</text:span><text:span text:style-name="T7"> </text:span><text:span text:style-name="T5">import</text:span><text:span text:style-name="T7"> Keys</text:span></text:p>
      <text:p text:style-name="P5"/>
      <text:p text:style-name="Standard"><text:bookmark text:name="docs-internal-guid-d52ec41f-7fff-41b7-15a1-c514081a74b6"/><text:span text:style-name="T18">driver = webdriver.Firefox(executable_path=r'/path to the driver executable file')</text:span></text:p>
      <text:p text:style-name="Standard"><text:span text:style-name="T7">driver</text:span><text:span text:style-name="T15">.</text:span><text:span text:style-name="T7">get(</text:span><text:span text:style-name="T16">"http://www.python.org"</text:span><text:span text:style-name="T7">)</text:span></text:p>
      <text:p text:style-name="Standard"><text:span text:style-name="T5">assert</text:span><text:span text:style-name="T7"> </text:span><text:span text:style-name="T16">"Python"</text:span><text:span text:style-name="T7"> </text:span><text:span text:style-name="T5">in</text:span><text:span text:style-name="T7"> driver</text:span><text:span text:style-name="T15">.</text:span><text:span text:style-name="T7">title</text:span></text:p>
      <text:p text:style-name="Standard"><text:span text:style-name="T7">elem </text:span><text:span text:style-name="T15">=</text:span><text:span text:style-name="T7"> driver</text:span><text:span text:style-name="T15">.</text:span><text:span text:style-name="T7">find_element_by_name(</text:span><text:span text:style-name="T16">"q"</text:span><text:span text:style-name="T7">)</text:span></text:p>
      <text:p text:style-name="Standard"><text:span text:style-name="T7">elem</text:span><text:span text:style-name="T15">.</text:span><text:span text:style-name="T7">clear()</text:span></text:p>
      <text:p text:style-name="Standard"><text:span text:style-name="T7">elem</text:span><text:span text:style-name="T15">.</text:span><text:span text:style-name="T7">send_keys(</text:span><text:span text:style-name="T16">"pycon"</text:span><text:span text:style-name="T7">)</text:span></text:p>
      <text:p text:style-name="Standard"><text:span text:style-name="T7">elem</text:span><text:span text:style-name="T15">.</text:span><text:span text:style-name="T7">send_keys(Keys</text:span><text:span text:style-name="T15">.</text:span><text:span text:style-name="T7">RETURN)</text:span></text:p>
      <text:p text:style-name="Standard"><text:span text:style-name="T5">assert</text:span><text:span text:style-name="T7"> </text:span><text:span text:style-name="T16">"No results found."</text:span><text:span text:style-name="T7"> </text:span><text:span text:style-name="T5">not</text:span><text:span text:style-name="T7"> </text:span><text:span text:style-name="T5">in</text:span><text:span text:style-name="T7"> driver</text:span><text:span text:style-name="T15">.</text:span><text:span text:style-name="T7">page_source</text:span></text:p>
      <text:p text:style-name="P11"><text:span text:style-name="T7">driver</text:span><text:span text:style-name="T15">.</text:span><text:span text:style-name="T7">close()</text:span></text:p>
      <text:p text:style-name="P14"/>
      <text:p text:style-name="P8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ListLabel_20_3" style:display-name="ListLabel 3" style:family="text">
      <style:text-properties fo:color="#1155cc" style:font-name="Courier New" fo:font-family="'Courier New'" style:font-family-generic="roman" style:font-pitch="variable" fo:font-size="11.5pt" style:text-underline-style="solid" style:text-underline-width="auto" style:text-underline-color="font-color" fo:background-color="#eeeeee" style:font-name-asian="Courier New2" style:font-family-asian="'Courier New'" style:font-family-generic-asian="system" style:font-pitch-asian="variable" style:font-size-asian="11.5pt" style:font-name-complex="Courier New2" style:font-family-complex="'Courier New'" style:font-family-generic-complex="system" style:font-pitch-complex="variable" style:font-size-complex="11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22T16:04:18.342463996</dc:date>
    <meta:editing-duration>PT24S</meta:editing-duration>
    <meta:editing-cycles>1</meta:editing-cycles>
    <meta:document-statistic meta:table-count="0" meta:image-count="0" meta:object-count="0" meta:page-count="3" meta:paragraph-count="41" meta:word-count="164" meta:character-count="1961" meta:non-whitespace-character-count="1835"/>
  </office:meta>
</office:document-meta>
</file>